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d9b1" officeooo:paragraph-rsid="0010d9b1"/>
    </style:style>
    <style:style style:name="P2" style:family="paragraph" style:parent-style-name="Standard">
      <style:paragraph-properties fo:text-align="center" style:justify-single-word="false"/>
      <style:text-properties officeooo:rsid="0010d9b1" officeooo:paragraph-rsid="0010d9b1"/>
    </style:style>
    <style:style style:name="P3" style:family="paragraph" style:parent-style-name="Standard">
      <style:paragraph-properties fo:text-align="center" style:justify-single-word="false"/>
      <style:text-properties fo:font-size="18pt" officeooo:rsid="0010d9b1" officeooo:paragraph-rsid="0010d9b1" style:font-size-asian="18pt" style:font-size-complex="18pt"/>
    </style:style>
    <style:style style:name="P4" style:family="paragraph" style:parent-style-name="Standard">
      <style:paragraph-properties fo:text-align="justify" style:justify-single-word="false"/>
      <style:text-properties officeooo:rsid="0012a457" officeooo:paragraph-rsid="0012a457"/>
    </style:style>
    <style:style style:name="P5" style:family="paragraph" style:parent-style-name="Standard" style:list-style-name="L1">
      <style:paragraph-properties fo:text-align="justify" style:justify-single-word="false"/>
      <style:text-properties officeooo:rsid="0012a457" officeooo:paragraph-rsid="0012a457"/>
    </style:style>
    <style:style style:name="P6" style:family="paragraph" style:parent-style-name="Standard" style:list-style-name="L1">
      <style:paragraph-properties fo:text-align="justify" style:justify-single-word="false"/>
      <style:text-properties officeooo:rsid="0012a457" officeooo:paragraph-rsid="001be810"/>
    </style:style>
    <style:style style:name="P7" style:family="paragraph" style:parent-style-name="Standard" style:list-style-name="L2">
      <style:paragraph-properties fo:text-align="justify" style:justify-single-word="false"/>
      <style:text-properties officeooo:rsid="0012a457" officeooo:paragraph-rsid="0012a457"/>
    </style:style>
    <style:style style:name="P8" style:family="paragraph" style:parent-style-name="Standard">
      <style:paragraph-properties fo:text-align="justify" style:justify-single-word="false"/>
      <style:text-properties officeooo:rsid="0012a457" officeooo:paragraph-rsid="001be810"/>
    </style:style>
    <style:style style:name="P9" style:family="paragraph" style:parent-style-name="Standard">
      <style:paragraph-properties fo:text-align="justify" style:justify-single-word="false"/>
      <style:text-properties officeooo:paragraph-rsid="001be810"/>
    </style:style>
    <style:style style:name="P10" style:family="paragraph" style:parent-style-name="Standard">
      <style:paragraph-properties fo:text-align="justify" style:justify-single-word="false"/>
      <style:text-properties officeooo:rsid="0012d4ac" officeooo:paragraph-rsid="0012d4ac"/>
    </style:style>
    <style:style style:name="P11" style:family="paragraph" style:parent-style-name="Standard" style:list-style-name="L2">
      <style:paragraph-properties fo:text-align="justify" style:justify-single-word="false"/>
      <style:text-properties officeooo:rsid="0014cf5a" officeooo:paragraph-rsid="0014cf5a"/>
    </style:style>
    <style:style style:name="P12" style:family="paragraph" style:parent-style-name="Standard">
      <style:paragraph-properties fo:text-align="justify" style:justify-single-word="false"/>
      <style:text-properties fo:font-size="16pt" officeooo:rsid="0014cf5a" officeooo:paragraph-rsid="0014cf5a" style:font-size-asian="14pt" style:font-size-complex="16pt"/>
    </style:style>
    <style:style style:name="P13" style:family="paragraph" style:parent-style-name="Standard">
      <style:paragraph-properties fo:text-align="justify" style:justify-single-word="false"/>
      <style:text-properties officeooo:rsid="00152782" officeooo:paragraph-rsid="00152782"/>
    </style:style>
    <style:style style:name="P14" style:family="paragraph" style:parent-style-name="Standard">
      <style:paragraph-properties fo:text-align="justify" style:justify-single-word="false"/>
      <style:text-properties officeooo:rsid="0016f9c9" officeooo:paragraph-rsid="0016f9c9"/>
    </style:style>
    <style:style style:name="P15" style:family="paragraph" style:parent-style-name="Standard">
      <style:paragraph-properties fo:text-align="justify" style:justify-single-word="false"/>
      <style:text-properties officeooo:rsid="001846f0" officeooo:paragraph-rsid="001846f0"/>
    </style:style>
    <style:style style:name="P16" style:family="paragraph" style:parent-style-name="Standard">
      <style:paragraph-properties fo:text-align="justify" style:justify-single-word="false"/>
      <style:text-properties fo:color="#00cc33" officeooo:rsid="0016f9c9" officeooo:paragraph-rsid="0016f9c9"/>
    </style:style>
    <style:style style:name="P17" style:family="paragraph" style:parent-style-name="Standard">
      <style:paragraph-properties fo:text-align="justify" style:justify-single-word="false"/>
      <style:text-properties fo:color="#00cc33" officeooo:rsid="00152782" officeooo:paragraph-rsid="00152782"/>
    </style:style>
    <style:style style:name="P18" style:family="paragraph" style:parent-style-name="Standard">
      <style:paragraph-properties fo:text-align="justify" style:justify-single-word="false"/>
      <style:text-properties fo:color="#00cc33" officeooo:rsid="0012a457" officeooo:paragraph-rsid="0012a457"/>
    </style:style>
    <style:style style:name="P19" style:family="paragraph" style:parent-style-name="Standard">
      <style:paragraph-properties fo:text-align="justify" style:justify-single-word="false"/>
      <style:text-properties fo:color="#00cc33" officeooo:rsid="0012a457" officeooo:paragraph-rsid="00203d8b"/>
    </style:style>
    <style:style style:name="P20" style:family="paragraph" style:parent-style-name="Standard">
      <style:text-properties officeooo:rsid="001e8675" officeooo:paragraph-rsid="001e8675"/>
    </style:style>
    <style:style style:name="P21" style:family="paragraph" style:parent-style-name="Standard">
      <style:paragraph-properties fo:text-align="justify" style:justify-single-word="false" fo:break-before="page"/>
      <style:text-properties officeooo:rsid="001b3dcc" officeooo:paragraph-rsid="001b3dcc"/>
    </style:style>
    <style:style style:name="P22" style:family="paragraph" style:parent-style-name="Header">
      <style:text-properties fo:font-size="10pt" officeooo:rsid="0010d9b1" officeooo:paragraph-rsid="0010d9b1" style:font-size-asian="10pt" style:font-size-complex="10pt"/>
    </style:style>
    <style:style style:name="T1" style:family="text">
      <style:text-properties officeooo:rsid="0012a457"/>
    </style:style>
    <style:style style:name="T2" style:family="text">
      <style:text-properties officeooo:rsid="0012d4ac"/>
    </style:style>
    <style:style style:name="T3" style:family="text">
      <style:text-properties officeooo:rsid="00154a59"/>
    </style:style>
    <style:style style:name="T4" style:family="text">
      <style:text-properties officeooo:rsid="001846f0"/>
    </style:style>
    <style:style style:name="T5" style:family="text">
      <style:text-properties officeooo:rsid="0019f9f6"/>
    </style:style>
    <style:style style:name="T6" style:family="text">
      <style:text-properties officeooo:rsid="001be810"/>
    </style:style>
    <style:style style:name="T7" style:family="text">
      <style:text-properties officeooo:rsid="001d5221"/>
    </style:style>
    <style:style style:name="T8" style:family="text">
      <style:text-properties style:font-name="Liberation Serif1" officeooo:rsid="001d5221"/>
    </style:style>
    <style:style style:name="T9" style:family="text">
      <style:text-properties officeooo:rsid="001e8675"/>
    </style:style>
    <style:style style:name="T10" style:family="text">
      <style:text-properties officeooo:rsid="00203d8b"/>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Groupe de référence : G6</text:p>
      <text:p text:style-name="P1"/>
      <text:p text:style-name="P3">RAPPORT DE PROJET JAVA – GESTION DES STAGES</text:p>
      <text:p text:style-name="P2"/>
      <text:p text:style-name="P2"/>
      <text:p text:style-name="P4"/>
      <text:p text:style-name="P12">Un sommaire...</text:p>
      <text:p text:style-name="P21">Introduction</text:p>
      <text:p text:style-name="P4"/>
      <text:p text:style-name="P4"/>
      <text:p text:style-name="P4"/>
      <text:p text:style-name="P4"/>
      <text:p text:style-name="P4"/>
      <text:list xml:id="list2063949344554658336" text:style-name="L1">
        <text:list-item>
          <text:p text:style-name="P5"><text:bookmark-start text:name="__DdeLink__10_1425200575"/>L’interface <text:bookmark-end text:name="__DdeLink__10_1425200575"/></text:p>
        </text:list-item>
      </text:list>
      <text:p text:style-name="P4"/>
      <text:list xml:id="list5322785599724108854" text:style-name="L2">
        <text:list-item>
          <text:p text:style-name="P7">La connexion</text:p>
        </text:list-item>
      </text:list>
      <text:p text:style-name="P4"/>
      <text:p text:style-name="P19">// <text:span text:style-name="T10">voir si on ne fait pas de mise en valeur des boutons concernés pour les imprims-écrans</text:span></text:p>
      <text:p text:style-name="P18"><text:bookmark-start text:name="__DdeLink__12_1425200575"/>// <text:span text:style-name="T9">insérer l’imprim-écran de l’interface de connexion</text:span><text:bookmark-end text:name="__DdeLink__12_1425200575"/></text:p>
      <text:p text:style-name="P4">Lors du lancement de l’application, l’utilisateur <text:span text:style-name="T2">a accès à une interface de connexion dans laquelle l’utilisateur peut se connecter ou s’inscrire.</text:span></text:p>
      <text:p text:style-name="P18">// <text:span text:style-name="T9">insérer l’interface de l’inscription</text:span></text:p>
      <text:p text:style-name="P10">Lors de l’inscription, l’utilisateur entre son identifiant et son mot de passe puis choisit son statut, soit « Étudiant(e) » soit « Entreprise ». Ensuite le nouveau profile sera créé dans la base de données et l’utilisateur sera redirigé vers la page de connexion.</text:p>
      <text:p text:style-name="P10">Pour se connecter, l’utilisateur saisit dans les champs correspondant son identifiant et son mot de passe. Si l’identifiant existe dans la base de données et que le mot de passe saisi est correct, l’utilisateur sera redirigé vers la page principale du projet.</text:p>
      <text:p text:style-name="P10"/>
      <text:list xml:id="list173613841394284" text:continue-numbering="true" text:style-name="L2">
        <text:list-item>
          <text:p text:style-name="P11">La page principale</text:p>
        </text:list-item>
      </text:list>
      <text:p text:style-name="P4"/>
      <text:p text:style-name="P13">Le menu diffère selon le type d’utilisateur, étudiant ou entreprise.</text:p>
      <text:p text:style-name="P13"/>
      <text:p text:style-name="P17">// <text:span text:style-name="T7">insérer l’imprim-écran du menu accessible par les étudiants</text:span></text:p>
      <text:p text:style-name="P13">Les étudiants ont accès à un menu leurs permettant de consulter les offres de stage proposées par les entreprises. Ils peuvent voir le nom des entreprises concernées, ainsi que la ville, le mail <text:span text:style-name="T3">du recruteur,</text:span>le domaine de l’offre du stage avec son intitulé, <text:span text:style-name="T3">la date de début du stage ainsi que sa durée en nombre de jour et un court descriptif. L’utilisateur pourra consulter les entreprises suivantes ou précédentes et postuler grâce aux boutons mis à sa disposition en bas de la page.</text:span></text:p>
      <text:p text:style-name="P14"/>
      <text:p text:style-name="P16">// <text:span text:style-name="T7">insérer l’imprim-écran du menu accessible par les entreprises</text:span></text:p>
      <text:p text:style-name="P14">Les entreprises ont accès à deux menus supplémentaires : ils ont la possibilité de créer une nouvelle offre de stage ou une nouvelle entité entreprise.</text:p>
      <text:p text:style-name="P16">// <text:span text:style-name="T7">insérer l’imprim-écran du menu « Créer une nouvelle offre »</text:span></text:p>
      <text:p text:style-name="P14">Créer une nouvelle offre de stage consiste à saisir le nom de l’entreprise, le domaine de l’offre avec son intitulé, la date de début du stage ainsi que sa durée en nombre de jours <text:span text:style-name="T4">puis un court descriptif. Après la saisie, l’entreprise pourra mettre en ligne son offre dans l’application en l’enregistrant dans la base de données.</text:span></text:p>
      <text:p text:style-name="P14"/>
      <text:p text:style-name="P16">// <text:span text:style-name="T7">insérer l’imprim-écran du menu « Créer une entreprise »</text:span></text:p>
      <text:p text:style-name="P15">Le deuxième menu permet de créer une nouvelle entité d’entreprise. Pour cela, l’entreprise saisit son nom, son adresse en indiquant le numéro et la rue, le code postal, la ville, <text:span text:style-name="T5">l’adresse mail du recruteur ainsi que son numéro de téléphone puis le secteur d’activité de l’entreprise. Une fois la saisie effectué, l’utilisateur entreprise pourra s’enregistrer dans la base de données et sera ainsi accessible par les étudiants et les autres entreprises.</text:span></text:p>
      <text:p text:style-name="P15"/>
      <text:p text:style-name="P15"><text:soft-page-break/></text:p>
      <text:list xml:id="list173613704139741" text:continue-list="list2063949344554658336" text:style-name="L1">
        <text:list-item>
          <text:p text:style-name="P6"><text:span text:style-name="T6">La base de données</text:span></text:p>
        </text:list-item>
      </text:list>
      <text:p text:style-name="P8"/>
      <text:p text:style-name="P9"><text:span text:style-name="T8">Elle se compose de trois tabl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0d9b1" officeooo:paragraph-rsid="0010d9b1" style:font-size-asian="10pt" style:font-size-complex="10pt"/>
    </style:style>
    <style:style style:name="MT1" style:family="text">
      <style:text-properties officeooo:rsid="0012a45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ohan SCHINELLA<text:tab/><text:tab/><text:span text:style-name="MT1">un jour futur...</text:span></text:p>
        <text:p text:style-name="MP1">Dorian ANTOINET<text:tab/><text:tab/><text:span text:style-name="MT1">$date</text:span></text:p>
        <text:p text:style-name="MP1">Quentin <text:span text:style-name="MT1">DELPY</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5:18:58.867782514</meta:creation-date>
    <meta:editing-duration>PT35M2S</meta:editing-duration>
    <meta:editing-cycles>8</meta:editing-cycles>
    <meta:generator>LibreOffice/5.1.4.2$Linux_X86_64 LibreOffice_project/10m0$Build-2</meta:generator>
    <dc:date>2017-03-23T17:35:54.689561491</dc:date>
    <meta:document-statistic meta:table-count="0" meta:image-count="0" meta:object-count="0" meta:page-count="3" meta:paragraph-count="27" meta:word-count="466" meta:character-count="2848" meta:non-whitespace-character-count="2408"/>
  </office:meta>
</office:document-meta>
</file>